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7">
      <style:text-properties officeooo:paragraph-rsid="00169a50"/>
    </style:style>
    <style:style style:name="P9" style:family="paragraph" style:parent-style-name="Text_20_body">
      <style:text-properties officeooo:rsid="00169a50" officeooo:paragraph-rsid="00169a50"/>
    </style:style>
    <style:style style:name="P10" style:family="paragraph" style:parent-style-name="Text_20_body">
      <style:text-properties officeooo:rsid="00169a50" officeooo:paragraph-rsid="0022b8a3"/>
    </style:style>
    <style:style style:name="P11" style:family="paragraph" style:parent-style-name="Text_20_body">
      <style:text-properties officeooo:rsid="00169a50" officeooo:paragraph-rsid="001f6132"/>
    </style:style>
    <style:style style:name="P12" style:family="paragraph" style:parent-style-name="Text_20_body">
      <style:text-properties officeooo:rsid="00169a50" officeooo:paragraph-rsid="00243ff2"/>
    </style:style>
    <style:style style:name="P13" style:family="paragraph" style:parent-style-name="Text_20_body">
      <style:text-properties officeooo:rsid="001788f8" officeooo:paragraph-rsid="00194bb6"/>
    </style:style>
    <style:style style:name="P14" style:family="paragraph" style:parent-style-name="Text_20_body">
      <style:text-properties officeooo:rsid="001788f8" officeooo:paragraph-rsid="0024b217"/>
    </style:style>
    <style:style style:name="P15" style:family="paragraph" style:parent-style-name="Text_20_body">
      <style:text-properties officeooo:rsid="001788f8" officeooo:paragraph-rsid="00267ebf"/>
    </style:style>
    <style:style style:name="P16" style:family="paragraph" style:parent-style-name="Text_20_body">
      <style:text-properties officeooo:rsid="001788f8" officeooo:paragraph-rsid="00291796"/>
    </style:style>
    <style:style style:name="P17" style:family="paragraph" style:parent-style-name="Text_20_body">
      <style:text-properties officeooo:rsid="001788f8" officeooo:paragraph-rsid="0029be78"/>
    </style:style>
    <style:style style:name="P18" style:family="paragraph" style:parent-style-name="Text_20_body">
      <style:text-properties officeooo:rsid="001ac7ca" officeooo:paragraph-rsid="001ac7ca"/>
    </style:style>
    <style:style style:name="P19" style:family="paragraph" style:parent-style-name="Text_20_body">
      <style:text-properties officeooo:rsid="001c7471" officeooo:paragraph-rsid="001c7471"/>
    </style:style>
    <style:style style:name="P20" style:family="paragraph" style:parent-style-name="Text_20_body">
      <style:text-properties officeooo:rsid="001c7471" officeooo:paragraph-rsid="001f6132"/>
    </style:style>
    <style:style style:name="P21" style:family="paragraph" style:parent-style-name="Text_20_body">
      <style:text-properties officeooo:rsid="001c7471" officeooo:paragraph-rsid="0020c3ee"/>
    </style:style>
    <style:style style:name="P22" style:family="paragraph" style:parent-style-name="Text_20_body">
      <style:text-properties officeooo:rsid="001f6132" officeooo:paragraph-rsid="001f6132"/>
    </style:style>
    <style:style style:name="P23" style:family="paragraph" style:parent-style-name="Text_20_body">
      <style:text-properties officeooo:rsid="001f6132" officeooo:paragraph-rsid="0020c3ee"/>
    </style:style>
    <style:style style:name="P24" style:family="paragraph" style:parent-style-name="Text_20_body">
      <style:text-properties officeooo:rsid="001f6132" officeooo:paragraph-rsid="0022b8a3"/>
    </style:style>
    <style:style style:name="P25" style:family="paragraph" style:parent-style-name="Text_20_body">
      <style:text-properties officeooo:rsid="0020c3ee" officeooo:paragraph-rsid="0020c3ee"/>
    </style:style>
    <style:style style:name="P26" style:family="paragraph" style:parent-style-name="Text_20_body">
      <style:text-properties officeooo:rsid="0022b8a3" officeooo:paragraph-rsid="0022b8a3"/>
    </style:style>
    <style:style style:name="P27" style:family="paragraph" style:parent-style-name="Text_20_body">
      <style:text-properties officeooo:rsid="0024b217" officeooo:paragraph-rsid="0024b217"/>
    </style:style>
    <style:style style:name="P28" style:family="paragraph" style:parent-style-name="Text_20_body">
      <style:text-properties officeooo:rsid="00291796" officeooo:paragraph-rsid="00291796"/>
    </style:style>
    <style:style style:name="T1" style:family="text">
      <style:text-properties officeooo:rsid="0015787f"/>
    </style:style>
    <style:style style:name="T2" style:family="text">
      <style:text-properties officeooo:rsid="001788f8"/>
    </style:style>
    <style:style style:name="T3" style:family="text">
      <style:text-properties officeooo:rsid="00194bb6"/>
    </style:style>
    <style:style style:name="T4" style:family="text">
      <style:text-properties officeooo:rsid="001ac7ca"/>
    </style:style>
    <style:style style:name="T5" style:family="text">
      <style:text-properties officeooo:rsid="001dcd10"/>
    </style:style>
    <style:style style:name="T6" style:family="text">
      <style:text-properties officeooo:rsid="001f6132"/>
    </style:style>
    <style:style style:name="T7" style:family="text">
      <style:text-properties officeooo:rsid="0020c3ee"/>
    </style:style>
    <style:style style:name="T8" style:family="text">
      <style:text-properties officeooo:rsid="0022b8a3"/>
    </style:style>
    <style:style style:name="T9" style:family="text">
      <style:text-properties officeooo:rsid="00243ff2"/>
    </style:style>
    <style:style style:name="T10" style:family="text">
      <style:text-properties officeooo:rsid="0024b217"/>
    </style:style>
    <style:style style:name="T11" style:family="text">
      <style:text-properties officeooo:rsid="00267ebf"/>
    </style:style>
    <style:style style:name="T12" style:family="text">
      <style:text-properties officeooo:rsid="00283bfd"/>
    </style:style>
    <style:style style:name="T13" style:family="text">
      <style:text-properties officeooo:rsid="00291796"/>
    </style:style>
    <style:style style:name="T14" style:family="text">
      <style:text-properties officeooo:rsid="0029be78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Specifiche del Modulo per la Gestione <text:span text:style-name="T9">Percorsi in una Mappa </text:span>di Solidi di Rotazione</text:h>
      <text:p text:style-name="Text_20_body"/>
      <text:p text:style-name="Text_20_body">Si richiede l'implementazione di un modulo in grado di gestire oggetti che rappresentano solidi di rotazione, nello specifico <text:span text:style-name="Strong_20_Emphasis">parallelepipedi</text:span> e <text:span text:style-name="Strong_20_Emphasis">aggregati di parallelepipedi intersecanti</text:span>, posizionati su una mappa tridimensionale. La mappa è definita all'interno di un sistema di coordinate cartesiane (x, y, z), dove l'asse <text:span text:style-name="Strong_20_Emphasis">z</text:span> rappresenta l'altezza dei parallelepipedi. <text:span text:style-name="T9">Il modulo dovrà essere in grado di determinare i percorsi tra due punti distinti sulla mappa definendo tutti i punti intermedi necessari per evitare l’intersezione con i parallelepipedi e gli aggregati di parallelepipedi, scegliendo quello di minore lunghezza.</text:span></text:p>
      <text:h text:style-name="Heading_20_3" text:outline-level="3">Librerie Utilizzabili</text:h>
      <text:p text:style-name="Text_20_body">Il modulo può sfruttare qualsiasi funzione presente nelle seguenti librerie ampiamente riconosciute dalla comunità Python:</text:p>
      <text:list text:style-name="L1">
        <text:list-item>
          <text:p text:style-name="P1"><text:span text:style-name="Strong_20_Emphasis">SymPy</text:span></text:p>
        </text:list-item>
        <text:list-item>
          <text:p text:style-name="P1"><text:span text:style-name="Strong_20_Emphasis">NumPy</text:span></text:p>
        </text:list-item>
        <text:list-item>
          <text:p text:style-name="P1"><text:span text:style-name="Strong_20_Emphasis">Math</text:span></text:p>
        </text:list-item>
        <text:list-item>
          <text:p text:style-name="P1">heapq</text:p>
        </text:list-item>
        <text:list-item>
          <text:p text:style-name="P1"><text:span text:style-name="Strong_20_Emphasis">Altre librerie di uso comune per la gestione di oggetti geometrici e operazioni matematiche</text:span></text:p>
        </text:list-item>
      </text:list>
      <text:h text:style-name="Heading_20_3" text:outline-level="3">Struttura e Funzionalità del Modulo</text:h>
      <text:h text:style-name="Heading_20_4" text:outline-level="4">1. Definizione delle Classi</text:h>
      <text:p text:style-name="Text_20_body">Il modulo deve prevedere la definizione di una gerarchia di classi per rappresentare i solidi:</text:p>
      <text:list text:style-name="L2">
        <text:list-item>
          <text:p text:style-name="P2"><text:span text:style-name="Strong_20_Emphasis">Classe </text:span><text:span text:style-name="Strong_20_Emphasis"><text:span text:style-name="Source_20_Text">SolidoParallelepipedo</text:span></text:span>: rappresenta un parallelepipedo singolo <text:span text:style-name="T8">a base quadrata</text:span>.</text:p>
        </text:list-item>
        <text:list-item>
          <text:p text:style-name="P2"><text:span text:style-name="Strong_20_Emphasis">Classe </text:span><text:span text:style-name="Strong_20_Emphasis"><text:span text:style-name="Source_20_Text">SolidoComposto</text:span></text:span>: rappresenta un oggetto solido ottenuto dall'unione di due o più parallelepipedi intersecanti.</text:p>
        </text:list-item>
      </text:list>
      <text:p text:style-name="Text_20_body">Entrambe le classi devono implementare metodi per:</text:p>
      <text:list text:style-name="L3">
        <text:list-item>
          <text:p text:style-name="P3">Verificare se un <text:span text:style-name="Strong_20_Emphasis">punto</text:span> (x, y, z), un <text:span text:style-name="Strong_20_Emphasis">segmento</text:span> o una <text:span text:style-name="Strong_20_Emphasis">linea</text:span> interseca la superficie del solido.</text:p>
        </text:list-item>
        <text:list-item>
          <text:p text:style-name="P3">Verificare se un altro <text:span text:style-name="T9">S</text:span><text:span text:style-name="Strong_20_Emphasis">olido</text:span><text:span text:style-name="Strong_20_Emphasis"><text:span text:style-name="T9">Parallelepipedo o SolidoComposto</text:span></text:span>, passato come argomento, interseca la superficie del solido corrente.</text:p>
        </text:list-item>
      </text:list>
      <text:p text:style-name="P22">Per la rappresentazione dei punti, delle linee e dei segmenti devono essere utilizzate le classi <text:s/>Point, Line <text:span text:style-name="T8">e Segment</text:span> della libreria SymPy.</text:p>
      <text:h text:style-name="Heading_20_4" text:outline-level="4">2. Posizionamento dei Solidi sulla Mappa</text:h>
      <text:p text:style-name="Text_20_body">Il modulo deve fornire funzioni per posizionare:</text:p>
      <text:list text:style-name="L4">
        <text:list-item>
          <text:p text:style-name="P4">Un singolo parallelepipedo sulla mappa.</text:p>
        </text:list-item>
        <text:list-item>
          <text:p text:style-name="P4"><text:soft-page-break/>Una lista di parallelepipedi sulla mappa.</text:p>
        </text:list-item>
      </text:list>
      <text:h text:style-name="Heading_20_4" text:outline-level="4">3. Riconoscimento e Gestione di Solidi Composti</text:h>
      <text:p text:style-name="Text_20_body">Il modulo deve implementare una funzione per analizzare la posizione di tutti i <text:span text:style-name="Strong_20_Emphasis">parallelepipedi</text:span> presenti sulla mappa e individuare <text:span text:style-name="Strong_20_Emphasis">gruppi di parallelepipedi intersecanti</text:span>.</text:p>
      <text:p text:style-name="Text_20_body">Per ciascun gruppo individuato, la funzione deve:</text:p>
      <text:list text:style-name="L5">
        <text:list-item>
          <text:p text:style-name="P5">Creare un <text:span text:style-name="Strong_20_Emphasis">nuovo oggetto </text:span><text:span text:style-name="Strong_20_Emphasis"><text:span text:style-name="Source_20_Text">SolidoComposto</text:span></text:span>, che rappresenta l'unione dei parallelepipedi intersecanti.</text:p>
        </text:list-item>
        <text:list-item>
          <text:p text:style-name="P5">Garantire che la <text:span text:style-name="Strong_20_Emphasis">superficie esterna</text:span> del solido composto sia definita dall’unione delle <text:span text:style-name="Strong_20_Emphasis">superfici esterne</text:span> dei parallelepipedi e dalle <text:span text:style-name="Strong_20_Emphasis">porzioni delle superfici coinvolte nelle intersezioni</text:span>.</text:p>
        </text:list-item>
      </text:list>
      <text:p text:style-name="Text_20_body">La rappresentazione della superficie del solido composto può essere ottenuta mediante una lista di <text:span text:style-name="Strong_20_Emphasis">segmenti</text:span> che definiscono il <text:span text:style-name="Strong_20_Emphasis">perimetro della base del solido</text:span>, ciascuno caratterizzato dalla propria altezza. Questi segmenti derivano:</text:p>
      <text:list text:style-name="L6">
        <text:list-item>
          <text:p text:style-name="P6">Dai lati delle basi dei parallelepipedi.</text:p>
        </text:list-item>
        <text:list-item>
          <text:p text:style-name="P6">Dalle porzioni di lato risultanti dall’intersezione tra le basi dei parallelepipedi.</text:p>
        </text:list-item>
      </text:list>
      <text:p text:style-name="P9">La funzione deve restituire una lista di composta da: oggetti SolidoParallelepipedi con inclusi tutti gli oggetti SolidoParallelepipedi che non si intersecano e da oggetti SolidoComposti</text:p>
      <text:h text:style-name="Heading_20_4" text:outline-level="4">4. Rilevamento di Intersezioni</text:h>
      <text:p text:style-name="Text_20_body">Il modulo deve fornire funzioni per verificare se:</text:p>
      <text:list text:style-name="L7">
        <text:list-item>
          <text:p text:style-name="P7">Un <text:span text:style-name="Strong_20_Emphasis">punto</text:span> (x, y, z) appartiene a un solido sulla mappa.</text:p>
        </text:list-item>
        <text:list-item>
          <text:p text:style-name="P7">Un <text:span text:style-name="Strong_20_Emphasis">segmento</text:span> (definito dai suoi estremi) interseca un solido.</text:p>
        </text:list-item>
        <text:list-item>
          <text:p text:style-name="P8">Una <text:span text:style-name="Strong_20_Emphasis">linea</text:span> interseca un solido.<text:span text:style-name="T1"><text:line-break/></text:span></text:p>
        </text:list-item>
      </text:list>
      <text:p text:style-name="P9">5. Creazione dei percorsi</text:p>
      <text:p text:style-name="P10">l modulo deve fornire funzioni per la creazione di un percorso che consenta di raggiungere un punto end partendo da un punto start senza intersecare nessun SolidoParalle<text:span text:style-name="T3">le</text:span>pipedo <text:span text:style-name="T8">e</text:span> nessun SolidoComposto presente nella mappa costituita dal piano cartesiano x,y,z.</text:p>
      <text:p text:style-name="P19">Per la definizione dei percorsi dovranno essere definite le seguenti classi:</text:p>
      <text:p text:style-name="P19">- classe Waypoint: rappresenta un punto del percorso ed è caratterizzata dalle seguenti principali proprietà:</text:p>
      <text:p text:style-name="P19">name: stringa <text:s/>“wp_x” <text:s/>dove x è un numero progressivo</text:p>
      <text:p text:style-name="P19">point: Point3D rappresenta la posizione del Waypoint nella mappa</text:p>
      <text:p text:style-name="P22">la classe Waypoint deve implementare metodi getter &amp; setter utilizzando le decoration @property e @.setter e le seguenti funzioni:</text:p>
      <text:p text:style-name="P25">point2d(): Point2D restituisce un Point2D</text:p>
      <text:p text:style-name="P25"><text:soft-page-break/></text:p>
      <text:p text:style-name="P19">- classe Edge: rappresenta il segmento costituito da due Waypoint consecutivi ed è caratterizzato dalle seguenti <text:span text:style-name="T5">principali</text:span> proprietà:</text:p>
      <text:p text:style-name="P19">name: stringa <text:s/>formata utilizzando i nomi dei Waypoint “edg_x_y” <text:s/>dove x ed y sono i due numeri progressivi dei due Waypoint dell’Edge</text:p>
      <text:p text:style-name="P19">wp_A: Waypoint rappresenta il primo Waypoint</text:p>
      <text:p text:style-name="P19">wp_<text:span text:style-name="T5">B</text:span>: Waypoint rappresenta il secondo Waypoint</text:p>
      <text:p text:style-name="P19"><text:span text:style-name="T5">lenght: float rappresnta la lunghezza del segmento tra wp_A e wp_B</text:span></text:p>
      <text:p text:style-name="P23">la classe <text:span text:style-name="T7">Edge</text:span> deve implementare metodi getter &amp; setter utilizzando le decoration @property e @.setter e l<text:span text:style-name="T8">a</text:span> seguent<text:span text:style-name="T8">e</text:span> funzion<text:span text:style-name="T8">e</text:span>:</text:p>
      <text:p text:style-name="P25">intersectSolid(): boolean, Point3D restituisce True e il punto d’intersezione se l’Edge <text:s/>interseca un SolidoParallelepidedo o un SolidoComposto, altrimenti restituisce False e None</text:p>
      <text:p text:style-name="P21"/>
      <text:p text:style-name="P22">- classe Route: rappresenta un percorso tra un punto di inizio (start) ed un punto di fine (end) ed è caratterizzato dalle seguenti principali proprietà:</text:p>
      <text:p text:style-name="P20">- name: stringa</text:p>
      <text:p text:style-name="P20">- <text:span text:style-name="T6">edges: lista di oggetti di classe Edge</text:span></text:p>
      <text:p text:style-name="P24">la classe <text:span text:style-name="T8">Route</text:span> deve implementare metodi getter &amp; setter utilizzando le decoration @property e @.setter e l<text:span text:style-name="T8">e</text:span> seguent<text:span text:style-name="T8">e</text:span> funzion<text:span text:style-name="T8">i</text:span>:</text:p>
      <text:p text:style-name="P26">lenght(): float resituisce la lunghezza totale del percorso</text:p>
      <text:p text:style-name="P11"/>
      <text:p text:style-name="P9">Le informazioni da considerare come argomenti di input della funzione <text:span text:style-name="T9">per la creazione dei percorsi </text:span>sono: </text:p>
      <text:p text:style-name="P9">- <text:span text:style-name="T9">il </text:span><text:span text:style-name="T2">Waypoint </text:span><text:span text:style-name="T9">di inizio percorso (wp_start) ed il </text:span><text:span text:style-name="T2"><text:s/>Waypoint </text:span><text:span text:style-name="T9">di fine percorso (wp_end)</text:span><text:span text:style-name="T2">;</text:span></text:p>
      <text:p text:style-name="P12">- <text:span text:style-name="T2">l’altezza minima </text:span><text:span text:style-name="T9">( altitude_min)</text:span><text:span text:style-name="T2"> e massima </text:span><text:span text:style-name="T9">( altitude_max)</text:span><text:span text:style-name="T2"> </text:span><text:span text:style-name="T4">consentite per la creazione del percorso: </text:span><text:span text:style-name="T9">i Waypoint creati devono rispettare la seguente condizione <text:s/>altitude_min &lt;= point.z &lt;= altitude_max</text:span><text:span text:style-name="T4">;</text:span></text:p>
      <text:p text:style-name="P27">Il percorso da creare <text:span text:style-name="T9">dovrà </text:span>definire <text:span text:style-name="T9"><text:s/>tutti </text:span>gli Edge <text:span text:style-name="T9">necessari per evitare l’intersezione con i parallelepipedi e gli aggregati di parallelepipedi, scegliendo quello di minore lunghezza.</text:span></text:p>
      <text:p text:style-name="P16">La <text:span text:style-name="T4">creazione</text:span> del percorso deve iniziare:</text:p>
      <text:p text:style-name="P16"><text:span text:style-name="T13">A)</text:span> <text:span text:style-name="T4">definendo come primo </text:span><text:span text:style-name="T10">tentativo un Edge tra wp_start e wp_end verficando che questo Edge intersechi un </text:span><text:span text:style-name="T11">Solido </text:span><text:span text:style-name="T10"><text:s/>presente nella mappa</text:span><text:span text:style-name="T11"> sia esso un </text:span><text:span text:style-name="T10">SolidoParallelepipedo o SolidoComposto. </text:span></text:p>
      <text:p text:style-name="P14"><text:span text:style-name="T10">Nell’ipotesi che non sia riscontrata nessuna intersezione la funzione </text:span><text:span text:style-name="T11">termina e </text:span><text:span text:style-name="T10">restituisce il percorso come oggetto Route con l’Edge. </text:span></text:p>
      <text:p text:style-name="P15"><text:span text:style-name="T10">Se invece l’Edge interseca un <text:s/>Solido (SolidoParallelepipedo o un SolidoComposto), verifica </text:span><text:span text:style-name="T11">se l’altezza del Solido intersecato è inferiore alla altitude_max o la posizione della sua base sia </text:span><text:soft-page-break/><text:span text:style-name="T11">superiore alla altitude_min, in tal caso definisce come Edge valido per il percorso </text:span><text:span text:style-name="T10"><text:s/>un nuovo Edge creato con wp_A uguale al wp_A dell’Edge intersecante e wp_B uguale a</text:span><text:span text:style-name="T11">d un nuovo </text:span><text:span text:style-name="T10">Waypoint creat</text:span><text:span text:style-name="T11">o</text:span><text:span text:style-name="T10"> </text:span><text:span text:style-name="T12">utilizzando</text:span><text:span text:style-name="T10"> il punto d’intersezione dell’Edge intersecante </text:span><text:span text:style-name="T11">con la coordinata z modificata con il valore di altitude_min o altitude_max a seconda della condizione verificata.</text:span></text:p>
      <text:p text:style-name="P17"><text:span text:style-name="T12">Se la precedente condizione non viene verificata </text:span><text:span text:style-name="T10">definisce come Edge valido per il percorso un nuovo Edge creato con wp_A uguale al wp_A dell’Edge intersecante e wp_B uguale al Waypoint creat</text:span><text:span text:style-name="T12">o</text:span><text:span text:style-name="T10"> </text:span><text:span text:style-name="T12">utilizzando </text:span><text:span text:style-name="T10">il punto d’intersezione dell’Edge intersecante con il Solido. Successivamente crea una serie di Edge c</text:span><text:span text:style-name="T12">ostituiti dai segmenti complanari alla superfice del Solido, </text:span><text:span text:style-name="T13">fino al raggiungimento del secondo punto <text:s/>d’intersezione dell’Edge intersecante, che sarà utilizzato per la creazione del wp_B dell’ultimo Edge creato in questa fase. Dopo aver inserito questo Edge si ripete l’intero procedimento considerando come </text:span><text:span text:style-name="T14">wp_A </text:span><text:span text:style-name="T13">il wp_B di questo Edge e <text:s/></text:span><text:span text:style-name="T14">wp_B = wp_end si ri ripete dal punto A) sopra riportato.</text:span></text:p>
      <text:p text:style-name="P17"><text:span text:style-name="T14">Eventuali Solidi che includono nel loro volume i punti wp_start e wp_end non vengono considerati nella creazione del percorso</text:span><text:span text:style-name="T13"> </text:span></text:p>
      <text:p text:style-name="P28"/>
      <text:p text:style-name="P1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7T18:17:50.795520477</meta:creation-date>
    <dc:date>2025-03-28T13:15:37.505162670</dc:date>
    <meta:editing-duration>PT21M4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4" meta:paragraph-count="66" meta:word-count="1090" meta:character-count="7453" meta:non-whitespace-character-count="6428"/>
  </office:meta>
</office:document-meta>
</file>